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da50" officeooo:paragraph-rsid="0015da50"/>
    </style:style>
    <style:style style:name="P2" style:family="paragraph" style:parent-style-name="Standard">
      <style:text-properties officeooo:rsid="0015da50" officeooo:paragraph-rsid="00231d55"/>
    </style:style>
    <style:style style:name="P3" style:family="paragraph" style:parent-style-name="Standard">
      <style:text-properties officeooo:rsid="00183b18" officeooo:paragraph-rsid="0024cc51"/>
    </style:style>
    <style:style style:name="P4" style:family="paragraph" style:parent-style-name="Standard">
      <style:text-properties officeooo:rsid="001a10cb" officeooo:paragraph-rsid="001a10cb"/>
    </style:style>
    <style:style style:name="P5" style:family="paragraph" style:parent-style-name="Standard">
      <style:text-properties officeooo:rsid="0024cc51" officeooo:paragraph-rsid="0024cc51"/>
    </style:style>
    <style:style style:name="P6" style:family="paragraph" style:parent-style-name="Standard">
      <style:text-properties officeooo:rsid="0015da50" officeooo:paragraph-rsid="0015da50"/>
    </style:style>
    <style:style style:name="P7" style:family="paragraph" style:parent-style-name="Standard">
      <style:text-properties officeooo:rsid="0015da50" officeooo:paragraph-rsid="0025e773"/>
    </style:style>
    <style:style style:name="P8" style:family="paragraph" style:parent-style-name="Standard">
      <style:text-properties officeooo:rsid="0015da50" officeooo:paragraph-rsid="00231d55"/>
    </style:style>
    <style:style style:name="P9" style:family="paragraph" style:parent-style-name="Standard">
      <style:text-properties officeooo:rsid="0015da50" officeooo:paragraph-rsid="00264a0d"/>
    </style:style>
    <style:style style:name="P10" style:family="paragraph" style:parent-style-name="Standard">
      <style:text-properties officeooo:rsid="0015da50" officeooo:paragraph-rsid="00275fca"/>
    </style:style>
    <style:style style:name="P11" style:family="paragraph" style:parent-style-name="Standard">
      <style:text-properties officeooo:rsid="0015da50" officeooo:paragraph-rsid="002ad126"/>
    </style:style>
    <style:style style:name="P12" style:family="paragraph" style:parent-style-name="Standard">
      <style:text-properties officeooo:rsid="0015da50" officeooo:paragraph-rsid="002d93f4"/>
    </style:style>
    <style:style style:name="P13" style:family="paragraph" style:parent-style-name="Standard">
      <style:text-properties officeooo:rsid="0015da50" officeooo:paragraph-rsid="002e7f93"/>
    </style:style>
    <style:style style:name="P14" style:family="paragraph" style:parent-style-name="Standard">
      <style:text-properties officeooo:rsid="0015da50" officeooo:paragraph-rsid="0030683e"/>
    </style:style>
    <style:style style:name="P15" style:family="paragraph" style:parent-style-name="Standard">
      <style:text-properties officeooo:rsid="0015da50" officeooo:paragraph-rsid="00314ea7"/>
    </style:style>
    <style:style style:name="P16" style:family="paragraph" style:parent-style-name="Standard">
      <style:text-properties officeooo:rsid="0015da50" officeooo:paragraph-rsid="0033d007"/>
    </style:style>
    <style:style style:name="P17" style:family="paragraph" style:parent-style-name="Standard">
      <style:text-properties officeooo:rsid="0025e012" officeooo:paragraph-rsid="0025e012"/>
    </style:style>
    <style:style style:name="P18" style:family="paragraph" style:parent-style-name="Standard">
      <style:text-properties officeooo:rsid="0025e012" officeooo:paragraph-rsid="0025e773"/>
    </style:style>
    <style:style style:name="P19" style:family="paragraph" style:parent-style-name="Standard">
      <style:text-properties officeooo:rsid="0025e012" officeooo:paragraph-rsid="00264a0d"/>
    </style:style>
    <style:style style:name="P20" style:family="paragraph" style:parent-style-name="Standard">
      <style:text-properties officeooo:rsid="0025e012" officeooo:paragraph-rsid="00275fca"/>
    </style:style>
    <style:style style:name="P21" style:family="paragraph" style:parent-style-name="Standard">
      <style:text-properties officeooo:rsid="0025e012" officeooo:paragraph-rsid="002e7f93"/>
    </style:style>
    <style:style style:name="P22" style:family="paragraph" style:parent-style-name="Standard">
      <style:text-properties officeooo:rsid="0025e012" officeooo:paragraph-rsid="00314ea7"/>
    </style:style>
    <style:style style:name="P23" style:family="paragraph" style:parent-style-name="Standard">
      <style:text-properties officeooo:rsid="0025e012" officeooo:paragraph-rsid="0033d007"/>
    </style:style>
    <style:style style:name="P24" style:family="paragraph" style:parent-style-name="Standard">
      <style:text-properties officeooo:rsid="0024cc51" officeooo:paragraph-rsid="0025e012"/>
    </style:style>
    <style:style style:name="P25" style:family="paragraph" style:parent-style-name="Standard">
      <style:text-properties officeooo:rsid="0024cc51" officeooo:paragraph-rsid="0025e773"/>
    </style:style>
    <style:style style:name="P26" style:family="paragraph" style:parent-style-name="Standard">
      <style:text-properties officeooo:rsid="0024cc51" officeooo:paragraph-rsid="00264a0d"/>
    </style:style>
    <style:style style:name="P27" style:family="paragraph" style:parent-style-name="Standard">
      <style:text-properties officeooo:rsid="0024cc51" officeooo:paragraph-rsid="00275fca"/>
    </style:style>
    <style:style style:name="P28" style:family="paragraph" style:parent-style-name="Standard">
      <style:text-properties officeooo:rsid="0024cc51" officeooo:paragraph-rsid="002e7f93"/>
    </style:style>
    <style:style style:name="P29" style:family="paragraph" style:parent-style-name="Standard">
      <style:text-properties officeooo:rsid="0024cc51" officeooo:paragraph-rsid="0030683e"/>
    </style:style>
    <style:style style:name="P30" style:family="paragraph" style:parent-style-name="Standard">
      <style:text-properties officeooo:rsid="0024cc51" officeooo:paragraph-rsid="00314ea7"/>
    </style:style>
    <style:style style:name="P31" style:family="paragraph" style:parent-style-name="Standard">
      <style:text-properties officeooo:rsid="0024cc51" officeooo:paragraph-rsid="0033d007"/>
    </style:style>
    <style:style style:name="P32" style:family="paragraph" style:parent-style-name="Standard">
      <style:text-properties officeooo:rsid="001a10cb" officeooo:paragraph-rsid="0025e773"/>
    </style:style>
    <style:style style:name="P33" style:family="paragraph" style:parent-style-name="Standard">
      <style:text-properties officeooo:rsid="001a10cb" officeooo:paragraph-rsid="00264a0d"/>
    </style:style>
    <style:style style:name="P34" style:family="paragraph" style:parent-style-name="Standard">
      <style:text-properties officeooo:rsid="001a10cb" officeooo:paragraph-rsid="00275fca"/>
    </style:style>
    <style:style style:name="P35" style:family="paragraph" style:parent-style-name="Standard">
      <style:text-properties officeooo:rsid="001a10cb" officeooo:paragraph-rsid="002e7f93"/>
    </style:style>
    <style:style style:name="P36" style:family="paragraph" style:parent-style-name="Standard">
      <style:text-properties officeooo:rsid="001a10cb" officeooo:paragraph-rsid="00314ea7"/>
    </style:style>
    <style:style style:name="P37" style:family="paragraph" style:parent-style-name="Standard">
      <style:text-properties officeooo:rsid="001a10cb" officeooo:paragraph-rsid="0033d007"/>
    </style:style>
    <style:style style:name="P38" style:family="paragraph" style:parent-style-name="Standard">
      <style:text-properties officeooo:rsid="00183b18" officeooo:paragraph-rsid="0025e773"/>
    </style:style>
    <style:style style:name="P39" style:family="paragraph" style:parent-style-name="Standard">
      <style:text-properties officeooo:rsid="00183b18" officeooo:paragraph-rsid="00264a0d"/>
    </style:style>
    <style:style style:name="P40" style:family="paragraph" style:parent-style-name="Standard">
      <style:text-properties officeooo:rsid="00183b18" officeooo:paragraph-rsid="00275fca"/>
    </style:style>
    <style:style style:name="P41" style:family="paragraph" style:parent-style-name="Standard">
      <style:text-properties officeooo:rsid="00183b18" officeooo:paragraph-rsid="002e7f93"/>
    </style:style>
    <style:style style:name="P42" style:family="paragraph" style:parent-style-name="Standard">
      <style:text-properties officeooo:rsid="00183b18" officeooo:paragraph-rsid="00314ea7"/>
    </style:style>
    <style:style style:name="P43" style:family="paragraph" style:parent-style-name="Standard">
      <style:text-properties officeooo:rsid="00183b18" officeooo:paragraph-rsid="0033d007"/>
    </style:style>
    <style:style style:name="P44" style:family="paragraph" style:parent-style-name="Standard">
      <style:text-properties officeooo:rsid="001f93d1" officeooo:paragraph-rsid="002ad126"/>
    </style:style>
    <style:style style:name="P45" style:family="paragraph" style:parent-style-name="Standard">
      <style:text-properties officeooo:rsid="001f93d1" officeooo:paragraph-rsid="002e7f93"/>
    </style:style>
    <style:style style:name="P46" style:family="paragraph" style:parent-style-name="Standard">
      <style:text-properties officeooo:rsid="001f93d1" officeooo:paragraph-rsid="0030683e"/>
    </style:style>
    <style:style style:name="T1" style:family="text">
      <style:text-properties officeooo:rsid="001ab47b"/>
    </style:style>
    <style:style style:name="T2" style:family="text">
      <style:text-properties officeooo:rsid="001adb2f"/>
    </style:style>
    <style:style style:name="T3" style:family="text">
      <style:text-properties officeooo:rsid="001f93d1"/>
    </style:style>
    <style:style style:name="T4" style:family="text">
      <style:text-properties officeooo:rsid="0020e92a"/>
    </style:style>
    <style:style style:name="T5" style:family="text">
      <style:text-properties officeooo:rsid="0021dd19"/>
    </style:style>
    <style:style style:name="T6" style:family="text">
      <style:text-properties officeooo:rsid="0024cc5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e012" style:font-weight-asian="bold" style:font-weight-complex="bold"/>
    </style:style>
    <style:style style:name="T9" style:family="text">
      <style:text-properties fo:font-weight="bold" officeooo:rsid="0024cc51" style:font-weight-asian="bold" style:font-weight-complex="bold"/>
    </style:style>
    <style:style style:name="T10" style:family="text">
      <style:text-properties fo:font-weight="bold" officeooo:rsid="002ad126" style:font-weight-asian="bold" style:font-weight-complex="bold"/>
    </style:style>
    <style:style style:name="T11" style:family="text">
      <style:text-properties fo:font-weight="bold" officeooo:rsid="002c728c" style:font-weight-asian="bold" style:font-weight-complex="bold"/>
    </style:style>
    <style:style style:name="T12" style:family="text">
      <style:text-properties officeooo:rsid="0025e773"/>
    </style:style>
    <style:style style:name="T13" style:family="text">
      <style:text-properties officeooo:rsid="00264a0d"/>
    </style:style>
    <style:style style:name="T14" style:family="text">
      <style:text-properties officeooo:rsid="00275fca"/>
    </style:style>
    <style:style style:name="T15" style:family="text">
      <style:text-properties officeooo:rsid="002ad126"/>
    </style:style>
    <style:style style:name="T16" style:family="text">
      <style:text-properties officeooo:rsid="002d93f4"/>
    </style:style>
    <style:style style:name="T17" style:family="text">
      <style:text-properties officeooo:rsid="002e7f93"/>
    </style:style>
    <style:style style:name="T18" style:family="text">
      <style:text-properties officeooo:rsid="003057f1"/>
    </style:style>
    <style:style style:name="T19" style:family="text">
      <style:text-properties officeooo:rsid="0030683e"/>
    </style:style>
    <style:style style:name="T20" style:family="text">
      <style:text-properties officeooo:rsid="00314ea7"/>
    </style:style>
    <style:style style:name="T21" style:family="text">
      <style:text-properties officeooo:rsid="0032c6c2"/>
    </style:style>
    <style:style style:name="T22" style:family="text">
      <style:text-properties officeooo:rsid="0033d007"/>
    </style:style>
    <style:style style:name="T23" style:family="text">
      <style:text-properties officeooo:rsid="003a1a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Nom cas :</text:span> <text:tab/><text:tab/><text:tab/>Créer un fichier</text:p>
      <text:p text:style-name="P1"/>
      <text:p text:style-name="P17"><text:span text:style-name="T7">Objecticf :</text:span> <text:tab/><text:tab/><text:tab/>Créer un nouveau fichier dans le répertoire d’enregistrement par défaut</text:p>
      <text:p text:style-name="P1"/>
      <text:p text:style-name="P1"><text:span text:style-name="T7">Acteur </text:span><text:span text:style-name="T8">principal</text:span><text:span text:style-name="T7"> :</text:span> <text:tab/><text:tab/>Utilisateur</text:p>
      <text:p text:style-name="P1"/>
      <text:p text:style-name="P17"><text:span text:style-name="T7">Acteur secondaire :</text:span></text:p>
      <text:p text:style-name="P1"/>
      <text:p text:style-name="P4"><text:span text:style-name="T7">Condition</text:span><text:span text:style-name="T10">(</text:span><text:span text:style-name="T7">s</text:span><text:span text:style-name="T10">)</text:span><text:span text:style-name="T7"> initiale</text:span><text:span text:style-name="T10">(</text:span><text:span text:style-name="T7">s</text:span><text:span text:style-name="T10">)</text:span><text:span text:style-name="T7"> :</text:span> <text:tab/>- l’utilisateur doit avoir l’espace suffisant pour créer le fichier</text:p>
      <text:p text:style-name="P4"/>
      <text:p text:style-name="P1"><text:span text:style-name="T7">Scénario </text:span><text:span text:style-name="T9">d’utilisation</text:span><text:span text:style-name="T7"> :</text:span> <text:s text:c="7"/>- l’utilisateur <text:span text:style-name="T1">clique sur « créer  un fichier »</text:span></text:p>
      <text:p text:style-name="P1"><text:tab/><text:tab/><text:tab/><text:tab/>- le système <text:span text:style-name="T1">alloue un </text:span><text:span text:style-name="T6">espace</text:span><text:span text:style-name="T1"> mémoire suffisant pour accueillir le fichier </text:span><text:span text:style-name="T6">(condition de fin 1)</text:span></text:p>
      <text:p text:style-name="P3"><text:tab/><text:tab/><text:tab/><text:tab/>- le système <text:span text:style-name="T1">ne peut allouer un </text:span><text:span text:style-name="T6">espace</text:span><text:span text:style-name="T1"> mémoire suffisant pour accueillir le fichier </text:span><text:span text:style-name="T6">(condition de fin 2)</text:span></text:p>
      <text:p text:style-name="P3"/>
      <text:p text:style-name="P24"><text:span text:style-name="T7">Condition</text:span><text:span text:style-name="T10">(</text:span><text:span text:style-name="T7">s</text:span><text:span text:style-name="T10">)</text:span><text:span text:style-name="T7"> de fin :</text:span><text:tab/><text:tab/>1 – l’utilisateur peut éditer le fichier</text:p>
      <text:p text:style-name="P5"><text:tab/><text:tab/><text:tab/><text:tab/>2 – l’utilisateur ne peut pas éditer le fichier</text:p>
      <text:p text:style-name="P5"/>
      <text:p text:style-name="P1"/>
      <text:p text:style-name="P7"><text:span text:style-name="T7">Nom cas :</text:span> <text:tab/><text:tab/><text:tab/><text:span text:style-name="T12">Supprim</text:span>er un fichier</text:p>
      <text:p text:style-name="P7"/>
      <text:p text:style-name="P18"><text:span text:style-name="T7">Objecticf :</text:span> <text:tab/><text:tab/><text:tab/><text:span text:style-name="T12">Supprimer un</text:span> fichier <text:span text:style-name="T12">présent </text:span>dans le répertoire d’enregistrement par défaut</text:p>
      <text:p text:style-name="P7"/>
      <text:p text:style-name="P7"><text:span text:style-name="T7">Acteur </text:span><text:span text:style-name="T8">principal</text:span><text:span text:style-name="T7"> :</text:span> <text:tab/><text:tab/>Utilisateur</text:p>
      <text:p text:style-name="P7"/>
      <text:p text:style-name="P18"><text:span text:style-name="T7">Acteur secondaire :</text:span></text:p>
      <text:p text:style-name="P7"/>
      <text:p text:style-name="P32"><text:span text:style-name="T7">Condition</text:span><text:span text:style-name="T10">(</text:span><text:span text:style-name="T7">s</text:span><text:span text:style-name="T11">)</text:span><text:span text:style-name="T7"> initiale</text:span><text:span text:style-name="T10">(</text:span><text:span text:style-name="T7">s</text:span><text:span text:style-name="T11">)</text:span><text:span text:style-name="T7"> :</text:span> <text:tab/>- l’utilisateur doit avoir <text:span text:style-name="T2">au moins un fichier enregistré</text:span></text:p>
      <text:p text:style-name="P32"/>
      <text:p text:style-name="P7"><text:span text:style-name="T7">Scénario </text:span><text:span text:style-name="T9">d’utilisation</text:span><text:span text:style-name="T7"> :</text:span> <text:s text:c="7"/>- l’utilisateur <text:span text:style-name="T1">clique sur « </text:span><text:span text:style-name="T12">supprim</text:span><text:span text:style-name="T1">er  un fichier »</text:span></text:p>
      <text:p text:style-name="P7"><text:tab/><text:tab/><text:tab/><text:tab/>- le système <text:span text:style-name="T12">efface le fichier du répertoire d’enregistrement par défaut</text:span><text:span text:style-name="T1"> </text:span><text:span text:style-name="T6">(condition de fin 1)</text:span></text:p>
      <text:p text:style-name="P38"/>
      <text:p text:style-name="P25"><text:span text:style-name="T7">Condition</text:span><text:span text:style-name="T10">(</text:span><text:span text:style-name="T7">s</text:span><text:span text:style-name="T11">)</text:span><text:span text:style-name="T7"> de fin :</text:span><text:tab/><text:tab/>1 – <text:span text:style-name="T12">le fichier est supprimé</text:span></text:p>
      <text:p text:style-name="P25"/>
      <text:p text:style-name="P25"/>
      <text:p text:style-name="P9"><text:span text:style-name="T7">Nom cas :</text:span> <text:tab/><text:tab/><text:tab/><text:span text:style-name="T13">Edit</text:span>er un fichier</text:p>
      <text:p text:style-name="P9"/>
      <text:p text:style-name="P19"><text:span text:style-name="T7">Objecticf :</text:span> <text:tab/><text:tab/><text:tab/><text:span text:style-name="T13">Ajouter du texte ou une image</text:span></text:p>
      <text:p text:style-name="P9"/>
      <text:p text:style-name="P9"><text:span text:style-name="T7">Acteur </text:span><text:span text:style-name="T8">principal</text:span><text:span text:style-name="T7"> :</text:span> <text:tab/><text:tab/>Utilisateur</text:p>
      <text:p text:style-name="P9"/>
      <text:p text:style-name="P19"><text:span text:style-name="T7">Acteur secondaire :</text:span></text:p>
      <text:p text:style-name="P9"/>
      <text:p text:style-name="P33"><text:span text:style-name="T7">Condition</text:span><text:span text:style-name="T10">(</text:span><text:span text:style-name="T7">s</text:span><text:span text:style-name="T11">)</text:span><text:span text:style-name="T7"> initiale</text:span><text:span text:style-name="T10">(</text:span><text:span text:style-name="T7">s</text:span><text:span text:style-name="T11">)</text:span><text:span text:style-name="T7">:</text:span> <text:tab/>- l’utilisateur doit <text:span text:style-name="T14">ouvrir un fichier existant ou créer un nouveau fichier</text:span></text:p>
      <text:p text:style-name="P33"/>
      <text:p text:style-name="P14"><text:span text:style-name="T7">Scénario </text:span><text:span text:style-name="T9">d’utilisation</text:span><text:span text:style-name="T7"> :</text:span> <text:s text:c="7"/>- l’utilisateur <text:span text:style-name="T1">clique sur « </text:span><text:span text:style-name="T3">insér</text:span><text:span text:style-name="T1">er  un</text:span><text:span text:style-name="T15">e image</text:span><text:span text:style-name="T1"> »</text:span></text:p>
      <text:p text:style-name="P46"><text:tab/><text:tab/><text:tab/><text:tab/>- le système propose à l’utilistateur les <text:span text:style-name="T15">image</text:span>s dont il dispose</text:p>
      <text:p text:style-name="P46"><text:tab/><text:tab/><text:tab/><text:tab/>- l’utilisateur choisit l’<text:span text:style-name="T15">image</text:span> qu’il veut insérer</text:p>
      <text:p text:style-name="P14"><text:span text:style-name="T4"><text:tab/><text:tab/><text:tab/><text:tab/>- le système </text:span><text:span text:style-name="T16">propose une position d’insertion ainsi qu’une dimension par défaut de</text:span><text:span text:style-name="T5"> l’</text:span><text:span text:style-name="T15">image</text:span><text:span text:style-name="T5"> en question </text:span><text:span text:style-name="T16">(condition de fin 1)</text:span></text:p>
      <text:p text:style-name="P14"><text:tab/><text:tab/><text:tab/><text:tab/>- <text:span text:style-name="T16">l’utilisateur modifie les dimensions ou la position de l’image (condition de fin 1)</text:span></text:p>
      <text:p text:style-name="P14"><text:tab/><text:tab/><text:tab/><text:tab/>- l’utilisateur <text:span text:style-name="T1">clique </text:span><text:span text:style-name="T17">dans la zone d’édition du fichier</text:span></text:p>
      <text:p text:style-name="P46"><text:tab/><text:tab/><text:tab/><text:tab/>- le système <text:span text:style-name="T17">affiche un curseur pour marquer le mode insertion</text:span></text:p>
      <text:p text:style-name="P46"><text:tab/><text:tab/><text:tab/><text:tab/>- l’utilisateur <text:span text:style-name="T17">tape du texte </text:span><text:span text:style-name="T18">(condition de fin </text:span><text:span text:style-name="T19">2</text:span><text:span text:style-name="T18">)</text:span></text:p>
      <text:p text:style-name="P39"/>
      <text:p text:style-name="P29"><text:span text:style-name="T7">Condition</text:span><text:span text:style-name="T10">(</text:span><text:span text:style-name="T7">s</text:span><text:span text:style-name="T11">)</text:span><text:span text:style-name="T7"> de fin :</text:span><text:tab/><text:tab/>1 – <text:span text:style-name="T16">l’image est insérée dans le fichie</text:span><text:span text:style-name="T19">r</text:span></text:p>
      <text:p text:style-name="P29"><text:tab/><text:tab/><text:tab/><text:tab/><text:span text:style-name="T19">2</text:span> – <text:span text:style-name="T16">l</text:span><text:span text:style-name="T18">e texte</text:span><text:span text:style-name="T16"> est </text:span><text:span text:style-name="T18">ajouté</text:span><text:span text:style-name="T16"> </text:span><text:span text:style-name="T18">au</text:span><text:span text:style-name="T16"> fichier</text:span></text:p>
      <text:p text:style-name="P29"/>
      <text:p text:style-name="P26"/>
      <text:p text:style-name="P26"/>
      <text:p text:style-name="P26"/>
      <text:p text:style-name="P10"><text:soft-page-break/><text:span text:style-name="T7">Nom cas :</text:span> <text:tab/><text:tab/><text:tab/><text:span text:style-name="T14">Insérer une image</text:span></text:p>
      <text:p text:style-name="P10"/>
      <text:p text:style-name="P20"><text:span text:style-name="T7">Objecticf :</text:span> <text:tab/><text:tab/><text:tab/><text:span text:style-name="T13">Ajouter une image </text:span><text:span text:style-name="T14">dans le fichier à l’emplacement et à la dimension souhaité </text:span></text:p>
      <text:p text:style-name="P10"/>
      <text:p text:style-name="P10"><text:span text:style-name="T7">Acteur </text:span><text:span text:style-name="T8">principal</text:span><text:span text:style-name="T7"> :</text:span> <text:tab/><text:tab/>Utilisateur</text:p>
      <text:p text:style-name="P10"/>
      <text:p text:style-name="P20"><text:span text:style-name="T7">Acteur secondaire :</text:span></text:p>
      <text:p text:style-name="P10"/>
      <text:p text:style-name="P34"><text:span text:style-name="T7">Condition</text:span><text:span text:style-name="T10">(</text:span><text:span text:style-name="T7">s</text:span><text:span text:style-name="T10">)</text:span><text:span text:style-name="T7"> initiale</text:span><text:span text:style-name="T10">(</text:span><text:span text:style-name="T7">s</text:span><text:span text:style-name="T10">)</text:span><text:span text:style-name="T7"> :</text:span> <text:tab/>- l’utilisateur doit <text:span text:style-name="T14">ouvrir un fichier existant ou créer un nouveau fichier</text:span></text:p>
      <text:p text:style-name="P34"/>
      <text:p text:style-name="P11"><text:span text:style-name="T7">Scénario </text:span><text:span text:style-name="T9">d’utilisation</text:span><text:span text:style-name="T7"> :</text:span> <text:s text:c="7"/>- l’utilisateur <text:span text:style-name="T1">clique sur « </text:span><text:span text:style-name="T3">insér</text:span><text:span text:style-name="T1">er  un</text:span><text:span text:style-name="T15">e image</text:span><text:span text:style-name="T1"> »</text:span></text:p>
      <text:p text:style-name="P44"><text:tab/><text:tab/><text:tab/><text:tab/>- le système propose à l’utilistateur les <text:span text:style-name="T15">image</text:span>s dont il dispose</text:p>
      <text:p text:style-name="P44"><text:tab/><text:tab/><text:tab/><text:tab/>- l’utilisateur choisit l’<text:span text:style-name="T15">image</text:span> qu’il veut insérer</text:p>
      <text:p text:style-name="P12"><text:span text:style-name="T4"><text:tab/><text:tab/><text:tab/><text:tab/>- le système </text:span><text:span text:style-name="T16">propose une position d’insertion ainsi qu’une dimension par défaut de</text:span><text:span text:style-name="T5"> l’</text:span><text:span text:style-name="T15">image</text:span><text:span text:style-name="T5"> en question </text:span><text:span text:style-name="T16">(condition de fin 1)</text:span></text:p>
      <text:p text:style-name="P12"><text:tab/><text:tab/><text:tab/><text:tab/>- <text:span text:style-name="T16">l’utilisateur modifie les dimensions ou la position de l’image (condition de fin 1)</text:span></text:p>
      <text:p text:style-name="P40"/>
      <text:p text:style-name="P27"><text:span text:style-name="T7">Condition</text:span><text:span text:style-name="T10">(</text:span><text:span text:style-name="T7">s</text:span><text:span text:style-name="T10">)</text:span><text:span text:style-name="T7"> de fin :</text:span><text:tab/><text:tab/>1 – <text:span text:style-name="T16">l’image est insérée dans le fichier</text:span></text:p>
      <text:p text:style-name="P27"/>
      <text:p text:style-name="P27"/>
      <text:p text:style-name="P13"><text:span text:style-name="T7">Nom cas :</text:span> <text:tab/><text:tab/><text:tab/><text:span text:style-name="T17">Ajouter du texte</text:span></text:p>
      <text:p text:style-name="P13"/>
      <text:p text:style-name="P21"><text:span text:style-name="T7">Objecticf :</text:span> <text:tab/><text:tab/><text:tab/><text:span text:style-name="T13">Ajouter </text:span><text:span text:style-name="T17">du texte </text:span><text:span text:style-name="T14">dans le fichier à l’emplacement souhaité</text:span></text:p>
      <text:p text:style-name="P13"/>
      <text:p text:style-name="P13"><text:span text:style-name="T7">Acteur </text:span><text:span text:style-name="T8">principal</text:span><text:span text:style-name="T7"> :</text:span> <text:tab/><text:tab/>Utilisateur</text:p>
      <text:p text:style-name="P13"/>
      <text:p text:style-name="P21"><text:span text:style-name="T7">Acteur secondaire :</text:span></text:p>
      <text:p text:style-name="P13"/>
      <text:p text:style-name="P35"><text:span text:style-name="T7">Condition</text:span><text:span text:style-name="T10">(</text:span><text:span text:style-name="T7">s</text:span><text:span text:style-name="T10">)</text:span><text:span text:style-name="T7"> initiale</text:span><text:span text:style-name="T10">(</text:span><text:span text:style-name="T7">s</text:span><text:span text:style-name="T10">)</text:span><text:span text:style-name="T7"> :</text:span> <text:tab/>- l’utilisateur doit <text:span text:style-name="T14">ouvrir un fichier existant ou créer un nouveau fichier</text:span></text:p>
      <text:p text:style-name="P35"/>
      <text:p text:style-name="P13"><text:span text:style-name="T7">Scénario </text:span><text:span text:style-name="T9">d’utilisation</text:span><text:span text:style-name="T7"> :</text:span> <text:s text:c="7"/>- l’utilisateur <text:span text:style-name="T1">clique </text:span><text:span text:style-name="T17">dans la zone d’édition du fichier</text:span></text:p>
      <text:p text:style-name="P45"><text:tab/><text:tab/><text:tab/><text:tab/>- le système <text:span text:style-name="T17">affiche un curseur pour marquer le mode insertion</text:span></text:p>
      <text:p text:style-name="P45"><text:tab/><text:tab/><text:tab/><text:tab/>- l’utilisateur <text:span text:style-name="T17">tape du texte </text:span><text:span text:style-name="T18">(condition de fin 1)</text:span></text:p>
      <text:p text:style-name="P41"/>
      <text:p text:style-name="P28"><text:span text:style-name="T7">Condition</text:span><text:span text:style-name="T10">(</text:span><text:span text:style-name="T7">s</text:span><text:span text:style-name="T10">)</text:span><text:span text:style-name="T7"> de fin :</text:span><text:tab/><text:tab/>1 – <text:span text:style-name="T16">l</text:span><text:span text:style-name="T18">e texte</text:span><text:span text:style-name="T16"> est </text:span><text:span text:style-name="T18">ajouté</text:span><text:span text:style-name="T16"> </text:span><text:span text:style-name="T18">au</text:span><text:span text:style-name="T16"> fichier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5"><text:span text:style-name="T7">Nom cas :</text:span> <text:tab/><text:tab/><text:tab/><text:span text:style-name="T17">A</text:span><text:span text:style-name="T20">fficher une note</text:span></text:p>
      <text:p text:style-name="P15"/>
      <text:p text:style-name="P22"><text:span text:style-name="T7">Objecticf :</text:span> <text:tab/><text:tab/><text:tab/><text:span text:style-name="T20">Afficher le contenu d’une note</text:span></text:p>
      <text:p text:style-name="P15"/>
      <text:p text:style-name="P15"><text:span text:style-name="T7">Acteur </text:span><text:span text:style-name="T8">principal</text:span><text:span text:style-name="T7"> :</text:span> <text:tab/><text:tab/><text:span text:style-name="T20">Application</text:span></text:p>
      <text:p text:style-name="P15"/>
      <text:p text:style-name="P22"><text:span text:style-name="T7">Acteur secondaire :</text:span></text:p>
      <text:p text:style-name="P15"/>
      <text:p text:style-name="P36"><text:span text:style-name="T7">Condition</text:span><text:span text:style-name="T10">(</text:span><text:span text:style-name="T7">s</text:span><text:span text:style-name="T10">)</text:span><text:span text:style-name="T7"> initiale</text:span><text:span text:style-name="T10">(</text:span><text:span text:style-name="T7">s</text:span><text:span text:style-name="T10">)</text:span><text:span text:style-name="T7"> :</text:span></text:p>
      <text:p text:style-name="P36"/>
      <text:p text:style-name="P15"><text:span text:style-name="T7">Scénario </text:span><text:span text:style-name="T9">d’utilisation</text:span><text:span text:style-name="T7"> :</text:span> <text:s text:c="7"/>- l’utilisateur <text:span text:style-name="T1">clique </text:span><text:span text:style-name="T21">sur une note</text:span></text:p>
      <text:p text:style-name="P15"><text:tab/><text:tab/><text:tab/><text:tab/>- <text:span text:style-name="T23">le système affiche la note en question</text:span></text:p>
      <text:p text:style-name="P42"/>
      <text:p text:style-name="P30"><text:span text:style-name="T7">Condition</text:span><text:span text:style-name="T10">(</text:span><text:span text:style-name="T7">s</text:span><text:span text:style-name="T10">)</text:span><text:span text:style-name="T7"> de fin :</text:span></text:p>
      <text:p text:style-name="P30"><text:span text:style-name="T7"/></text:p>
      <text:p text:style-name="P30"><text:span text:style-name="T7"/></text:p>
      <text:p text:style-name="P16"><text:span text:style-name="T7">Nom cas :</text:span> <text:tab/><text:tab/><text:tab/><text:span text:style-name="T17">A</text:span><text:span text:style-name="T20">fficher </text:span><text:span text:style-name="T22">la liste des notes</text:span></text:p>
      <text:p text:style-name="P16"/>
      <text:p text:style-name="P23"><text:span text:style-name="T7">Objecticf :</text:span></text:p>
      <text:p text:style-name="P16"/>
      <text:p text:style-name="P16"><text:span text:style-name="T7">Acteur </text:span><text:span text:style-name="T8">principal</text:span><text:span text:style-name="T7"> :</text:span> <text:tab/><text:tab/><text:span text:style-name="T20">Application</text:span></text:p>
      <text:p text:style-name="P16"/>
      <text:p text:style-name="P23"><text:span text:style-name="T7">Acteur secondaire :</text:span></text:p>
      <text:p text:style-name="P16"/>
      <text:p text:style-name="P37"><text:span text:style-name="T7">Condition</text:span><text:span text:style-name="T10">(</text:span><text:span text:style-name="T7">s</text:span><text:span text:style-name="T10">)</text:span><text:span text:style-name="T7"> initiale</text:span><text:span text:style-name="T10">(</text:span><text:span text:style-name="T7">s</text:span><text:span text:style-name="T10">)</text:span><text:span text:style-name="T7"> :</text:span></text:p>
      <text:p text:style-name="P37"/>
      <text:p text:style-name="P16"><text:span text:style-name="T7">Scénario </text:span><text:span text:style-name="T9">d’utilisation</text:span><text:span text:style-name="T7"> :</text:span></text:p>
      <text:p text:style-name="P43"/>
      <text:p text:style-name="P31"><text:span text:style-name="T7">Condition</text:span><text:span text:style-name="T10">(</text:span><text:span text:style-name="T7">s</text:span><text:span text:style-name="T10">)</text:span><text:span text:style-name="T7"> de fin 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6T18:49:38.752000000</meta:creation-date>
    <dc:date>2021-04-22T19:11:14.863000000</dc:date>
    <meta:editing-duration>PT3H37M28S</meta:editing-duration>
    <meta:editing-cycles>34</meta:editing-cycles>
    <meta:generator>LibreOffice/7.1.1.2$Windows_X86_64 LibreOffice_project/fe0b08f4af1bacafe4c7ecc87ce55bb426164676</meta:generator>
    <meta:document-statistic meta:table-count="0" meta:image-count="0" meta:object-count="0" meta:page-count="3" meta:paragraph-count="68" meta:word-count="592" meta:character-count="3812" meta:non-whitespace-character-count="3095"/>
  </office:meta>
</office:document-meta>
</file>